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list-style-name="L1">
      <style:paragraph-properties fo:text-align="start" style:justify-single-word="false"/>
    </style:style>
    <style:style style:name="P3" style:family="paragraph" style:parent-style-name="Standard" style:list-style-name="L2">
      <style:paragraph-properties fo:text-align="start" style:justify-single-word="false"/>
    </style:style>
    <style:style style:name="P4" style:family="paragraph" style:parent-style-name="Standard" style:list-style-name="L3">
      <style:paragraph-properties fo:text-align="start" style:justify-single-word="false"/>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Standard">
      <style:paragraph-properties fo:text-align="start" style:justify-single-word="false"/>
      <style:text-properties fo:font-size="18pt" style:font-size-asian="18pt" style:font-size-complex="18pt"/>
    </style:style>
    <style:style style:name="P8" style:family="paragraph" style:parent-style-name="Standard">
      <style:paragraph-properties fo:text-align="start" style:justify-single-word="false"/>
      <style:text-properties fo:font-size="12pt" style:font-size-asian="12pt" style:font-size-complex="12pt"/>
    </style:style>
    <style:style style:name="P9" style:family="paragraph" style:parent-style-name="Standard" style:list-style-name="L4">
      <style:paragraph-properties fo:text-align="start" style:justify-single-word="false"/>
      <style:text-properties fo:font-size="12pt" style:font-size-asian="12pt" style:font-size-complex="12pt"/>
    </style:style>
    <style:style style:name="P10" style:family="paragraph" style:parent-style-name="Standard" style:list-style-name="L5">
      <style:paragraph-properties fo:text-align="start" style:justify-single-word="false"/>
      <style:text-properties fo:font-size="12pt" style:font-size-asian="12pt" style:font-size-complex="12pt"/>
    </style:style>
    <style:style style:name="P11" style:family="paragraph" style:parent-style-name="Standard">
      <style:paragraph-properties fo:text-align="start" style:justify-single-word="false"/>
      <style:text-properties fo:font-size="12pt" style:font-size-asian="10.5pt" style:font-size-complex="12pt"/>
    </style:style>
    <style:style style:name="P12" style:family="paragraph" style:parent-style-name="Standard">
      <style:paragraph-properties fo:margin-left="0.4925in" fo:margin-right="0in" fo:text-align="start" style:justify-single-word="false" fo:text-indent="-0.25in" style:auto-text-indent="false"/>
      <style:text-properties fo:font-size="12pt" style:font-size-asian="10.5pt" style:font-size-complex="12pt"/>
    </style:style>
    <style:style style:name="P13" style:family="paragraph" style:parent-style-name="Standard" style:list-style-name="L16">
      <style:paragraph-properties fo:margin-left="0.4925in" fo:margin-right="0in" fo:text-align="start" style:justify-single-word="false" fo:text-indent="-0.25in" style:auto-text-indent="false"/>
      <style:text-properties fo:font-size="12pt" style:font-size-asian="10.5pt" style:font-size-complex="12pt"/>
    </style:style>
    <style:style style:name="P14" style:family="paragraph" style:parent-style-name="Standard" style:list-style-name="L17">
      <style:paragraph-properties fo:margin-left="0.4925in" fo:margin-right="0in" fo:text-align="start" style:justify-single-word="false" fo:text-indent="-0.25in" style:auto-text-indent="false"/>
      <style:text-properties fo:font-size="12pt" style:font-size-asian="10.5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ΕΡΓΑΣΙΑ </text:p>
      <text:p text:style-name="P6">ΤΕΧΝΟΛΟΓΙΑ</text:p>
      <text:p text:style-name="P6">ΒΑΣΕΩΝ</text:p>
      <text:p text:style-name="P6">ΔΕΔΟΜΕΝΩΝ</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Ομάδα εργασίας</text:p>
      <text:p text:style-name="P5">Χρήστος Μελίδης ΑΕΜ 1816</text:p>
      <text:p text:style-name="P5">Αδάμ Κυριάκος ΑΕΜ 1890</text:p>
      <text:p text:style-name="P5">Μουτίδης Ηρακλής ΑΕΜ 1214</text:p>
      <text:p text:style-name="P1"><text:soft-page-break/>Υλοποιήθηκε η παλιά εργασία (SirenBase), μιας και μέρος της ήταν ολοκληρωμένο απο την προηγούμενη χρονιά.</text:p>
      <text:p text:style-name="P1"/>
      <text:p text:style-name="P1">Τα modules που υλοποιήθηκαν είναι:</text:p>
      <text:p text:style-name="P1"/>
      <text:list xml:id="list1719875626" text:style-name="L1">
        <text:list-item>
          <text:p text:style-name="P2">Υποσύστημα εγγραφών, REM</text:p>
        </text:list-item>
        <text:list-item>
          <text:p text:style-name="P2">Υποσύστημα διαχείρισης συστήματος, SYSM</text:p>
        </text:list-item>
        <text:list-item>
          <text:p text:style-name="P2">Υποσύστημα επεξεργασίας ερωτημάτων, SSQLM</text:p>
        </text:list-item>
      </text:list>
      <text:p text:style-name="P1"/>
      <text:p text:style-name="P7">REM</text:p>
      <text:p text:style-name="P7"/>
      <text:p text:style-name="P1">Το υποσύστημα εγγραφών υλοποιήθηκε πλήρως και υποστηρίζει όλες τις λειτουργίες όπως αυτές προδιαγράφονται στην εκφώνηση της εργασίας.</text:p>
      <text:p text:style-name="P1"/>
      <text:list xml:id="list666093537" text:style-name="L2">
        <text:list-item>
          <text:p text:style-name="P3">κατασκευή αρχείου εγγραφών</text:p>
        </text:list-item>
        <text:list-item>
          <text:p text:style-name="P3">άνοιγμα αρχείου εγγραφών</text:p>
        </text:list-item>
        <text:list-item>
          <text:p text:style-name="P3">κλείσιμο αρχείου εγγραφών</text:p>
        </text:list-item>
        <text:list-item>
          <text:p text:style-name="P3">καταστροφή αρχείου εγγραφών</text:p>
        </text:list-item>
        <text:list-item>
          <text:p text:style-name="P3">ανάγνωση αρχείου εγγραφών</text:p>
        </text:list-item>
        <text:list-item>
          <text:p text:style-name="P3">εισαγωγή εγγραφής</text:p>
        </text:list-item>
        <text:list-item>
          <text:p text:style-name="P3">διαγραφή εγγραφής</text:p>
        </text:list-item>
        <text:list-item>
          <text:p text:style-name="P3">ενημέρωση εγγραφής</text:p>
        </text:list-item>
        <text:list-item>
          <text:p text:style-name="P3">αναζήτηση εγγραφών με συνθήκη</text:p>
          <text:p text:style-name="P3"/>
        </text:list-item>
      </text:list>
      <text:p text:style-name="P1"/>
      <text:p text:style-name="P1">Τα αρχεία αποθηκεύονται στον δίσκο με την πρώτη σελίδα τους δεσμευμένη για την επικεφαλίδα του αρχείου. Κάθε επόμενη σελίδα χρησιμοποιείται για την αποθήκευση εγγραφών. Κάθε σελίδα χωρίζεται σε slots και μέσα σε κάθε slot υπάρχει μια εγγραφή.</text:p>
      <text:p text:style-name="P1"/>
      <text:p text:style-name="P1">Σε περίπτωση εισαγωγής νέας εγγραφής, αυτή τοποθετείται στο τέλος του αρχείου εγγραφών. Κατά συνέπεια σε κάθε διαγραφή εγγραφής, η τελευταία εγγραφή του εγγράφου συμπληρώνει το κενό. Έτσι το σύστημα έχει γρήγορες εισαγωγές και αργότερες διαγραφές.</text:p>
      <text:p text:style-name="P1"/>
      <text:p text:style-name="P7">SYSM</text:p>
      <text:p text:style-name="P1"/>
      <text:p text:style-name="P1">Το υποσύστημα διαχείρισης συστήματος υλοποιήθηκε πλήρως και υποστηρίζει όλες τις λειτουργίες όπως αυτές ορίζονται στην εκφώνηση της εργασίας.</text:p>
      <text:p text:style-name="P1"/>
      <text:list xml:id="list1834383009" text:style-name="L3">
        <text:list-item>
          <text:p text:style-name="P4">δημιουργία βάσης </text:p>
        </text:list-item>
        <text:list-item>
          <text:p text:style-name="P4">καταστροφή βάσης </text:p>
        </text:list-item>
        <text:list-item>
          <text:p text:style-name="P4">άνοιγμα βάσης</text:p>
        </text:list-item>
        <text:list-item>
          <text:p text:style-name="P4">κλείσιμο βάσης</text:p>
        </text:list-item>
      </text:list>
      <text:p text:style-name="P1"/>
      <text:p text:style-name="P1">Την υλοποίηση των παραπάνω λειτουργιών καθώς και την διαχείριση των βοηθητικών αρχείων της βάσης (attr.met και rel.met) αναλαμβάνει η SYSM_DBM.</text:p>
      <text:p text:style-name="P1"/>
      <text:p text:style-name="P7"><text:soft-page-break/>SSQLM</text:p>
      <text:p text:style-name="P7"/>
      <text:p text:style-name="P8">Τέλος, απο το υποσύστημα επεξεργασίας ερωτημάτων υλοποιήθηκαν για την υπολγλώσσα DDL οι λειτουργίες </text:p>
      <text:p text:style-name="P8"/>
      <text:list xml:id="list254739106" text:style-name="L4">
        <text:list-item>
          <text:p text:style-name="P9">δημιουργία πίνακα στη βάση</text:p>
        </text:list-item>
        <text:list-item>
          <text:p text:style-name="P9">καταστροφή πίνακα της βάσης</text:p>
        </text:list-item>
      </text:list>
      <text:p text:style-name="P8"/>
      <text:p text:style-name="P8">ενώ για την υπογλώσσα DML</text:p>
      <text:p text:style-name="P8"/>
      <text:list xml:id="list1037917090" text:style-name="L5">
        <text:list-item>
          <text:p text:style-name="P10">εισαγωγή στοιχείων στον πίνακα</text:p>
        </text:list-item>
      </text:list>
      <text:p text:style-name="P8"/>
      <text:p text:style-name="P8">για κάθε λειτουργία γίνεται και η ανάλογη ενημέρωση των βοηθητικών αρχείων. Για την υποστήριξη των παραπάνω λειτουργιών υλοποιήθηκαν οι κλάσεις SSQLM_DDL και SSQLM_DΜL.</text:p>
      <text:p text:style-name="P8"/>
      <text:p text:style-name="P8"/>
      <text:p text:style-name="P7">Εκτέλεση</text:p>
      <text:p text:style-name="P7"/>
      <text:p text:style-name="P11">Η εργασία υλοποιήθηκε σε περιβάλλον LINUX και για τo compile της δημιουργήθηκε το κατάλληλο αρχείο cmake.</text:p>
      <text:p text:style-name="P11"/>
      <text:p text:style-name="P11">Οπότε και σε terminal στον φάκελο της εργασίας, οι εντολές</text:p>
      <text:list xml:id="list1843279128" text:style-name="L16">
        <text:list-item>
          <text:p text:style-name="P13">cmake . </text:p>
        </text:list-item>
        <text:list-item>
          <text:p text:style-name="P13">make</text:p>
        </text:list-item>
        <text:list-item>
          <text:p text:style-name="P13">./main</text:p>
        </text:list-item>
      </text:list>
      <text:p text:style-name="P12"/>
      <text:list xml:id="list1754430491" text:style-name="L17">
        <text:list-item>
          <text:p text:style-name="P14">δημιουργεί το makefile</text:p>
        </text:list-item>
        <text:list-item>
          <text:p text:style-name="P14">κάνει compile </text:p>
        </text:list-item>
        <text:list-item>
          <text:p text:style-name="P14">τρέχει την main για την επιβεβαίωση της ορθής λειτουργίας.</text:p>
        </text:list-item>
      </text:list>
      <text:p text:style-name="P11"/>
      <text:p text:style-name="P11">Μετά την εκτέλεση της εργασίας θα δημιουργηθεί φάκελος με το όνομα της βάσης με περιεχόμενα, αρχεία των πινάκων και 2 αρχεία για τα metada, το rel.met και το attr.m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loumpras </meta:initial-creator>
    <meta:creation-date>2013-06-23T20:27:14</meta:creation-date>
    <meta:generator>LibreOffice/3.5$Linux_X86_64 LibreOffice_project/350m1$Build-2</meta:generator>
    <dc:date>2013-06-23T21:13:26</dc:date>
    <dc:creator>koloumpras </dc:creator>
    <meta:editing-duration>PT14M</meta:editing-duration>
    <meta:editing-cycles>3</meta:editing-cycles>
    <meta:document-statistic meta:table-count="0" meta:image-count="0" meta:object-count="0" meta:page-count="3" meta:paragraph-count="50" meta:word-count="359" meta:character-count="2395" meta:non-whitespace-character-count="2099"/>
  </office:meta>
</office:document-meta>
</file>